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2b8d" officeooo:paragraph-rsid="00022b8d"/>
    </style:style>
    <style:style style:name="P2" style:family="paragraph" style:parent-style-name="Standard">
      <style:text-properties officeooo:rsid="00022b8d" officeooo:paragraph-rsid="00022b8d"/>
    </style:style>
    <style:style style:name="P3" style:family="paragraph" style:parent-style-name="Standard">
      <style:text-properties officeooo:rsid="00022b8d" officeooo:paragraph-rsid="00023940"/>
    </style:style>
    <style:style style:name="P4" style:family="paragraph" style:parent-style-name="Standard">
      <style:text-properties officeooo:rsid="00023940" officeooo:paragraph-rsid="00023940"/>
    </style:style>
    <style:style style:name="T1" style:family="text">
      <style:text-properties officeooo:rsid="000239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veryone did their own project </text:p>
      <text:p text:style-name="P4"/>
      <text:p text:style-name="P4">I made a simple recipe finder page that fetches information from a meal database API </text:p>
      <text:p text:style-name="P4">I created functions to</text:p>
      <text:p text:style-name="P1">make a request to the API</text:p>
      <text:p text:style-name="P3">take the API data, then dynamically</text:p>
      <text:p text:style-name="P3">generate HTML for each recipe</text:p>
      <text:p text:style-name="P3">based on the results</text:p>
      <text:p text:style-name="P3">using the map function to loop over the results</text:p>
      <text:p text:style-name="P3"/>
      <text:p text:style-name="P1"/>
      <text:p text:style-name="P1">added some event listeners to buttons to handle search and open recipe url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4:25:53.962000000</meta:creation-date>
    <dc:date>2024-01-24T17:37:58.675000000</dc:date>
    <meta:editing-duration>PT7H55M26S</meta:editing-duration>
    <meta:editing-cycles>2</meta:editing-cycles>
    <meta:generator>LibreOffice/7.5.6.2$Windows_X86_64 LibreOffice_project/f654817fb68d6d4600d7d2f6b647e47729f55f15</meta:generator>
    <meta:document-statistic meta:table-count="0" meta:image-count="0" meta:object-count="0" meta:page-count="1" meta:paragraph-count="9" meta:word-count="67" meta:character-count="368" meta:non-whitespace-character-count="308"/>
  </office:meta>
</office:document-meta>
</file>